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wrap" fo:border-left="0.088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35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35cm solid #4a452a" style:diagonal-bl-tr="none" style:diagonal-tl-br="none" style:text-align-source="value-type" style:repeat-content="false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035cm solid #4a452a" style:diagonal-bl-tr="none" style:diagonal-tl-br="none" style:text-align-source="value-type" style:repeat-content="false" fo:wrap-option="no-wrap" fo:border-left="0.035cm solid #4a452a" style:direction="ltr" fo:border-right="none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88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Default"/>
        <table:table-column table:style-name="co2" table:number-columns-repeated="981" table:default-cell-style-name="ce14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5"/>
          <table:table-cell table:style-name="ce1" office:value-type="string" table:number-columns-spanned="2" table:number-rows-spanned="1">
            <text:p>SESSION 2025</text:p>
          </table:table-cell>
          <table:covered-table-cell table:style-name="ce15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5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Delienne Jean-Baptiste</text:p>
          </table:table-cell>
          <table:covered-table-cell table:number-columns-repeated="3" table:style-name="ce16"/>
          <table:covered-table-cell table:style-name="ce34"/>
          <table:table-cell table:style-name="ce36" office:value-type="string" table:number-columns-spanned="3" table:number-rows-spanned="1">
            <text:p>N° candidat : </text:p>
          </table:table-cell>
          <table:covered-table-cell table:style-name="ce16"/>
          <table:covered-table-cell table:style-name="ce39"/>
          <table:table-cell table:number-columns-repeated="2"/>
          <table:table-cell table:style-name="ce14" table:number-columns-repeated="3"/>
          <table:table-cell table:number-columns-repeated="1011"/>
        </table:table-row>
        <table:table-row table:style-name="ro1">
          <table:table-cell table:style-name="ce3" office:value-type="string" table:number-columns-spanned="5" table:number-rows-spanned="1">
            <text:p>Centre de formation : STUDI</text:p>
          </table:table-cell>
          <table:covered-table-cell table:number-columns-repeated="3" table:style-name="ce17"/>
          <table:covered-table-cell table:style-name="ce35"/>
          <table:table-cell table:style-name="ce37" office:value-type="string">
            <text:p>Option :</text:p>
          </table:table-cell>
          <table:table-cell table:style-name="ce38" office:value-type="string">
            <text:p>x SISR</text:p>
          </table:table-cell>
          <table:table-cell table:style-name="ce40" office:value-type="string">
            <text:p>▢ SLAM</text:p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Adresse URL du portfolio : <text:a xlink:href="https://github.com/ilovepear/BTS.jb/tree/main/E5">https://github.com/ilovepear/BTS.jb/tree/main/E5</text:a></text:p>
          </table:table-cell>
          <table:covered-table-cell table:number-columns-repeated="6" table:style-name="ce18"/>
          <table:covered-table-cell table:style-name="ce41"/>
          <table:table-cell table:number-columns-repeated="1016"/>
        </table:table-row>
        <table:table-row table:style-name="ro3">
          <table:table-cell table:style-name="ce5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9" office:value-type="string" table:number-columns-spanned="1" table:number-rows-spanned="2">
            <text:p>Période (sous la forme du JJ/MM/AA au JJ/MM/AA)</text:p>
          </table:table-cell>
          <table:table-cell table:style-name="ce27" office:value-type="string">
            <text:p>Gérer le patrimoine informatique</text:p>
          </table:table-cell>
          <table:table-cell table:style-name="ce27" office:value-type="string">
            <text:p>Répondre aux incidents et aux demandes d’assistance et d’évolution</text:p>
          </table:table-cell>
          <table:table-cell table:style-name="ce27" office:value-type="string">
            <text:p>Développer la présence en ligne de l’organisation</text:p>
          </table:table-cell>
          <table:table-cell table:style-name="ce27" office:value-type="string">
            <text:p>Travailler en mode projet</text:p>
          </table:table-cell>
          <table:table-cell table:style-name="ce27" office:value-type="string">
            <text:p>Mettre à disposition des utilisateurs un service informatique</text:p>
          </table:table-cell>
          <table:table-cell table:style-name="ce42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20"/>
          <table:table-cell table:style-name="ce28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8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8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8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8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3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9" table:number-columns-repeated="1016"/>
        </table:table-row>
        <table:table-row table:style-name="ro5">
          <table:table-cell table:style-name="ce7" office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1"/>
          <table:covered-table-cell table:style-name="ce44"/>
          <table:table-cell table:style-name="ce49" table:number-columns-repeated="1016"/>
        </table:table-row>
        <table:table-row table:style-name="ro1">
          <table:table-cell table:style-name="ce8"/>
          <table:table-cell table:style-name="ce22"/>
          <table:table-cell table:style-name="ce29"/>
          <table:table-cell table:style-name="ce30" table:number-columns-repeated="4"/>
          <table:table-cell table:style-name="ce45"/>
          <table:table-cell table:style-name="ce49" table:number-columns-repeated="1016"/>
        </table:table-row>
        <table:table-row table:style-name="ro1" table:number-rows-repeated="9">
          <table:table-cell table:style-name="ce8"/>
          <table:table-cell table:style-name="ce22"/>
          <table:table-cell table:style-name="ce30" table:number-columns-repeated="5"/>
          <table:table-cell table:style-name="ce45"/>
          <table:table-cell table:style-name="ce49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3"/>
          <table:covered-table-cell table:style-name="ce46"/>
          <table:table-cell table:style-name="ce49" table:number-columns-repeated="1016"/>
        </table:table-row>
        <table:table-row table:style-name="ro1">
          <table:table-cell table:style-name="ce10" office:value-type="string">
            <text:p><text:a xlink:href="https://github.com/ilovepear/BTS.jb/blob/main/E5/PPE1.%20Montage%2C%20mise%20à%20jour%20et%20déploiement%20du%20Master%20%40%20Oodrive.md">PPE1. Montage, mise à jour et déploiement du Master @ Oodrive.md</text:a> 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2"/>
          <table:table-cell table:style-name="ce30" office:value-type="string">
            <text:p>X</text:p>
          </table:table-cell>
          <table:table-cell table:style-name="ce30" office:value-type="string">
            <text:p>x</text:p>
          </table:table-cell>
          <table:table-cell table:style-name="ce45"/>
          <table:table-cell table:style-name="ce49" table:number-columns-repeated="1016"/>
        </table:table-row>
        <table:table-row table:style-name="ro1">
          <table:table-cell table:style-name="ce10" office:value-type="string">
            <text:p><text:a xlink:href="https://github.com/ilovepear/BTS.jb/blob/main/E5/PPE2.%20Master%20des%20postes%20%40%20Oodrive.md">PPE2. Master des postes @ Oodrive.md</text:a> </text:p>
          </table:table-cell>
          <table:table-cell table:style-name="ce22"/>
          <table:table-cell table:style-name="ce30"/>
          <table:table-cell table:style-name="ce30" office:value-type="string">
            <text:p>X</text:p>
          </table:table-cell>
          <table:table-cell table:style-name="ce30"/>
          <table:table-cell table:style-name="ce30" office:value-type="string">
            <text:p>X</text:p>
          </table:table-cell>
          <table:table-cell table:style-name="ce30"/>
          <table:table-cell table:style-name="ce45"/>
          <table:table-cell table:style-name="ce49" table:number-columns-repeated="1016"/>
        </table:table-row>
        <table:table-row table:style-name="ro1">
          <table:table-cell table:style-name="ce10" office:value-type="string">
            <text:p><text:a xlink:href="https://github.com/ilovepear/BTS.jb/blob/main/E5/PPE3.%20Maintenance%20d'un%20VPN%20interne%20%40%20Oodrive.md">PPE3. Maintenance d'un VPN interne @ Oodrive.md</text:a> </text:p>
          </table:table-cell>
          <table:table-cell table:style-name="ce22"/>
          <table:table-cell table:style-name="ce30"/>
          <table:table-cell table:style-name="ce30" office:value-type="string">
            <text:p>X</text:p>
          </table:table-cell>
          <table:table-cell table:style-name="ce30"/>
          <table:table-cell table:style-name="ce30" office:value-type="string">
            <text:p>X</text:p>
          </table:table-cell>
          <table:table-cell table:style-name="ce30"/>
          <table:table-cell table:style-name="ce45"/>
          <table:table-cell table:style-name="ce49" table:number-columns-repeated="1016"/>
        </table:table-row>
        <table:table-row table:style-name="ro1" table:number-rows-repeated="4">
          <table:table-cell table:style-name="ce8"/>
          <table:table-cell table:style-name="ce22"/>
          <table:table-cell table:style-name="ce30" table:number-columns-repeated="5"/>
          <table:table-cell table:style-name="ce45"/>
          <table:table-cell table:style-name="ce49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3"/>
          <table:covered-table-cell table:style-name="ce46"/>
          <table:table-cell table:style-name="ce49" table:number-columns-repeated="1016"/>
        </table:table-row>
        <table:table-row table:style-name="ro1">
          <table:table-cell table:style-name="ce10" office:value-type="string">
            <text:p><text:a xlink:href="https://github.com/ilovepear/BTS.jb/blob/main/E5/PPE4.%20Formation%20des%20utilisateurs%20%40%20Electra.md">PPE4. Formation des utilisateurs @ Electra.md</text:a> </text:p>
          </table:table-cell>
          <table:table-cell table:style-name="ce22"/>
          <table:table-cell table:number-columns-repeated="3" table:style-name="ce30" office:value-type="string">
            <text:p>X</text:p>
          </table:table-cell>
          <table:table-cell table:style-name="ce30"/>
          <table:table-cell table:style-name="ce30" office:value-type="string">
            <text:p>x</text:p>
          </table:table-cell>
          <table:table-cell table:style-name="ce45"/>
          <table:table-cell table:style-name="ce49" table:number-columns-repeated="1016"/>
        </table:table-row>
        <table:table-row table:style-name="ro1">
          <table:table-cell table:style-name="ce10" office:value-type="string">
            <text:p><text:a xlink:href="https://github.com/ilovepear/BTS.jb/blob/main/E5/PPE5.%20Configuration%20d'un%20MDM%20WS1%20%40%20Electra.md">PPE5. Configuration d'un MDM WS1 @ Electra.md</text:a> 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3"/>
          <table:table-cell table:style-name="ce30" office:value-type="string">
            <text:p>x</text:p>
          </table:table-cell>
          <table:table-cell table:style-name="ce45"/>
          <table:table-cell table:style-name="ce49" table:number-columns-repeated="1016"/>
        </table:table-row>
        <table:table-row table:style-name="ro1" table:number-rows-repeated="3">
          <table:table-cell table:style-name="ce8"/>
          <table:table-cell table:style-name="ce22"/>
          <table:table-cell table:style-name="ce30" table:number-columns-repeated="5"/>
          <table:table-cell table:style-name="ce45"/>
          <table:table-cell table:style-name="ce49" table:number-columns-repeated="1016"/>
        </table:table-row>
        <table:table-row table:style-name="ro1">
          <table:table-cell table:style-name="ce11"/>
          <table:table-cell table:style-name="ce24"/>
          <table:table-cell table:style-name="ce31" table:number-columns-repeated="5"/>
          <table:table-cell table:style-name="ce47"/>
          <table:table-cell table:style-name="ce49" table:number-columns-repeated="1016"/>
        </table:table-row>
        <table:table-row table:style-name="ro1">
          <table:table-cell table:style-name="ce12"/>
          <table:table-cell table:style-name="ce25"/>
          <table:table-cell table:style-name="ce32" table:number-columns-repeated="5"/>
          <table:table-cell table:style-name="ce48"/>
          <table:table-cell table:style-name="ce49" table:number-columns-repeated="1016"/>
        </table:table-row>
        <table:table-row table:style-name="ro7">
          <table:table-cell table:style-name="ce13"/>
          <table:table-cell table:style-name="ce26"/>
          <table:table-cell table:style-name="ce33" table:number-columns-repeated="6"/>
          <table:table-cell table:style-name="ce49"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06P0"/>
      <style:map style:condition="value()&lt;0" style:apply-style-name="N106P1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6">06/05/2025</text:date>, <text:time>23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06T23:25:56.61</dc:date>
    <meta:generator>OpenOffice/4.1.15$Win32 OpenOffice.org_project/4115m2$Build-9813</meta:generator>
    <meta:editing-duration>PT1H45M4S</meta:editing-duration>
    <meta:editing-cycles>1</meta:editing-cycles>
    <meta:document-statistic meta:table-count="1" meta:cell-count="45" meta:object-count="0"/>
  </office:meta>
</office:document-meta>
</file>